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08cm" svg:stroke-color="#ff0000" draw:stroke-linejoin="miter" svg:stroke-linecap="butt" draw:fill="none" fo:padding-top="0.129cm" fo:padding-bottom="0.129cm" fo:padding-left="0.254cm" fo:padding-right="0.254cm" draw:shadow="hidden"/>
    </style:style>
    <style:style style:name="gr2" style:family="graphic" style:parent-style-name="standard">
      <style:graphic-properties draw:stroke="solid" svg:stroke-width="0.008cm" svg:stroke-color="#e30016" draw:stroke-linejoin="miter" svg:stroke-linecap="butt" draw:fill="none" fo:padding-top="0.129cm" fo:padding-bottom="0.129cm" fo:padding-left="0.254cm" fo:padding-right="0.254cm" draw:shadow="hidden"/>
    </style:style>
    <style:style style:name="gr3" style:family="graphic" style:parent-style-name="standard">
      <style:graphic-properties draw:stroke="solid" svg:stroke-width="0.008cm" svg:stroke-color="#000000" draw:stroke-linejoin="miter" svg:stroke-linecap="butt" draw:fill="none" fo:padding-top="0.129cm" fo:padding-bottom="0.129cm" fo:padding-left="0.254cm" fo:padding-right="0.254cm" draw:shadow="hidden"/>
    </style:style>
    <style:style style:name="P1" style:family="paragraph">
      <loext:graphic-properties draw:fill="none"/>
    </style:style>
  </office:automatic-styles>
  <office:body>
    <office:drawing>
      <draw:page draw:name="page1" draw:style-name="dp1" draw:master-page-name="PM0">
        <draw:path draw:style-name="gr1" draw:text-style-name="P1" draw:layer="layout" svg:width="8.999cm" svg:height="5.999cm" svg:x="11.9cm" svg:y="7.275cm" svg:viewBox="0 0 9000 6000" svg:d="M392 0h8215c216 0 393 212 393 472v5054c0 261-177 474-393 474h-8215c-216 0-392-213-392-474v-5054c0-260 176-472 392-472z">
          <text:p/>
        </draw:path>
        <draw:path draw:style-name="gr1" draw:text-style-name="P1" draw:layer="layout" svg:width="1.5cm" svg:height="0.3cm" svg:x="13.6cm" svg:y="7.75cm" svg:viewBox="0 0 1501 301" svg:d="M1501 0v301M0 301v-301">
          <text:p/>
        </draw:path>
        <draw:path draw:style-name="gr1" draw:text-style-name="P1" draw:layer="layout" svg:width="1.5cm" svg:height="0.3cm" svg:x="17.622cm" svg:y="7.75cm" svg:viewBox="0 0 1501 301" svg:d="M1501 0v301M0 301v-301">
          <text:p/>
        </draw:path>
        <draw:path draw:style-name="gr1" draw:text-style-name="P1" draw:layer="layout" svg:width="1.5cm" svg:height="0.3cm" svg:x="13.577cm" svg:y="12.449cm" svg:viewBox="0 0 1501 301" svg:d="M1501 0v301M0 301v-301">
          <text:p/>
        </draw:path>
        <draw:path draw:style-name="gr1" draw:text-style-name="P1" draw:layer="layout" svg:width="1.5cm" svg:height="0.3cm" svg:x="17.599cm" svg:y="12.449cm" svg:viewBox="0 0 1501 301" svg:d="M1501 0v301M0 301v-301">
          <text:p/>
        </draw:path>
        <draw:path draw:style-name="gr1" draw:text-style-name="P1" draw:layer="layout" svg:width="0.407cm" svg:height="0.3cm" svg:x="-13.441cm" svg:y="17.998cm" svg:viewBox="0 0 408 301" svg:d="M408 0h-301c-56 0-96 45-102 99-7 68-7 135 0 202">
          <text:p/>
        </draw:path>
        <draw:path draw:style-name="gr1" draw:text-style-name="P1" draw:layer="layout" svg:width="0.33cm" svg:height="0.3cm" svg:x="-12.841cm" svg:y="16.798cm" svg:viewBox="0 0 331 301" svg:d="M331 301v-201c0-56-50-100-110-100h-111c-61 0-110 44-110 100v201">
          <text:p/>
        </draw:path>
        <draw:path draw:style-name="gr1" draw:text-style-name="P1" draw:layer="layout" svg:width="0.407cm" svg:height="0.3cm" svg:x="-12.318cm" svg:y="17.998cm" svg:viewBox="0 0 408 301" svg:d="M403 301c7-67 7-134 0-202-5-54-46-99-102-99h-301">
          <text:p/>
        </draw:path>
        <draw:line draw:style-name="gr1" draw:text-style-name="P1" draw:layer="layout" svg:x1="-9.405cm" svg:y1="18.298cm" svg:x2="-11.926cm" svg:y2="18.298cm">
          <text:p/>
        </draw:line>
        <draw:path draw:style-name="gr1" draw:text-style-name="P1" draw:layer="layout" svg:width="0.407cm" svg:height="0.3cm" svg:x="-9.419cm" svg:y="17.998cm" svg:viewBox="0 0 408 301" svg:d="M408 0h-301c-56 0-96 45-102 99-7 68-7 135 0 202">
          <text:p/>
        </draw:path>
        <draw:path draw:style-name="gr1" draw:text-style-name="P1" draw:layer="layout" svg:width="0.33cm" svg:height="0.3cm" svg:x="-8.819cm" svg:y="16.798cm" svg:viewBox="0 0 331 301" svg:d="M331 301v-201c0-56-50-100-110-100h-111c-61 0-110 44-110 100v201">
          <text:p/>
        </draw:path>
        <draw:path draw:style-name="gr1" draw:text-style-name="P1" draw:layer="layout" svg:width="0.407cm" svg:height="0.3cm" svg:x="-8.296cm" svg:y="17.998cm" svg:viewBox="0 0 408 301" svg:d="M403 301c7-68 7-134 0-202-5-54-46-99-103-99h-300">
          <text:p/>
        </draw:path>
        <draw:path draw:style-name="gr1" draw:text-style-name="P1" draw:layer="layout" svg:width="7cm" svg:height="1.4cm" svg:x="-14.169cm" svg:y="18.298cm" svg:viewBox="0 0 7001 1401" svg:d="M733 0h-38-594c-56 0-101 44-101 99v1302M7001 1401v-1302c0-55-46-99-102-99h-585-38">
          <text:p/>
        </draw:path>
        <draw:path draw:style-name="gr1" draw:text-style-name="P1" draw:layer="layout" svg:width="0.208cm" svg:height="0.9cm" svg:x="-13.034cm" svg:y="17.098cm" svg:viewBox="0 0 209 901" svg:d="M209 0h-109c-56 0-100 44-100 99v802">
          <text:p/>
        </draw:path>
        <draw:path draw:style-name="gr1" draw:text-style-name="P1" draw:layer="layout" svg:width="0.208cm" svg:height="0.9cm" svg:x="-12.526cm" svg:y="17.098cm" svg:viewBox="0 0 209 901" svg:d="M0 0h109c55 0 100 44 100 99v802">
          <text:p/>
        </draw:path>
        <draw:path draw:style-name="gr1" draw:text-style-name="P1" draw:layer="layout" svg:width="0.208cm" svg:height="0.9cm" svg:x="-9.012cm" svg:y="17.098cm" svg:viewBox="0 0 209 901" svg:d="M209 0h-109c-56 0-100 44-100 99v802">
          <text:p/>
        </draw:path>
        <draw:path draw:style-name="gr1" draw:text-style-name="P1" draw:layer="layout" svg:width="0.209cm" svg:height="0.9cm" svg:x="-8.504cm" svg:y="17.098cm" svg:viewBox="0 0 210 901" svg:d="M0 0h109c56 0 101 44 101 99v802">
          <text:p/>
        </draw:path>
        <draw:path draw:style-name="gr2" draw:text-style-name="P1" draw:layer="layout" svg:width="0.18cm" svg:height="0.18cm" svg:x="-13.805cm" svg:y="19.805cm" svg:viewBox="0 0 181 181" svg:d="M91 0h-1c-16 0-30 4-45 12-14 8-25 19-33 33-8 15-12 29-12 46 0 16 4 30 12 45 8 14 19 25 33 33 15 8 29 12 46 12 16 0 30-4 45-12 14-8 25-19 33-33 8-15 12-29 12-46 0-16-4-30-12-45-8-14-19-25-33-33-15-8-29-12-46-12z">
          <text:p/>
        </draw:path>
        <draw:path draw:style-name="gr2" draw:text-style-name="P1" draw:layer="layout" svg:width="0.18cm" svg:height="0.18cm" svg:x="-11.006cm" svg:y="19.805cm" svg:viewBox="0 0 181 181" svg:d="M91 0h-1c-16 0-30 4-45 12-14 8-25 19-33 33-8 15-12 29-12 46 0 16 4 30 12 45 8 14 19 25 33 33 15 8 29 12 46 12 16 0 30-4 45-12 14-8 25-19 33-33 8-15 12-29 12-46 0-16-4-30-12-45-8-14-19-25-33-33-15-8-29-12-46-12z">
          <text:p/>
        </draw:path>
        <draw:path draw:style-name="gr1" draw:text-style-name="P1" draw:layer="layout" svg:width="2.129cm" svg:height="0.601cm" svg:x="-9.559cm" svg:y="20.807cm" svg:viewBox="0 0 2130 602" svg:d="M2130 0c-263 365-693 602-1177 602-364 0-699-135-953-358">
          <text:p/>
        </draw:path>
        <draw:path draw:style-name="gr1" draw:text-style-name="P1" draw:layer="layout" svg:width="0.255cm" svg:height="0.642cm" svg:x="-7.424cm" svg:y="20.158cm" svg:viewBox="0 0 256 643" svg:d="M0 643c133-187 223-406 256-643">
          <text:p/>
        </draw:path>
        <draw:polygon draw:style-name="gr1" draw:text-style-name="P1" draw:layer="layout" svg:width="2.3cm" svg:height="1.2cm" svg:x="-13.471cm" svg:y="19.292cm" svg:viewBox="0 0 2301 1201" draw:points="2301,751 2301,0 0,0 0,1201 2301,1201">
          <text:p/>
        </draw:polygon>
        <draw:line draw:style-name="gr1" draw:text-style-name="P1" draw:layer="layout" svg:x1="-7.169cm" svg:y1="19.698cm" svg:x2="-7.169cm" svg:y2="20.157cm">
          <text:p/>
        </draw:line>
        <draw:line draw:style-name="gr1" draw:text-style-name="P1" draw:layer="layout" svg:x1="-14.169cm" svg:y1="19.698cm" svg:x2="-14.169cm" svg:y2="20.8cm">
          <text:p/>
        </draw:line>
        <draw:path draw:style-name="gr1" draw:text-style-name="P1" draw:layer="layout" svg:width="4.611cm" svg:height="0.252cm" svg:x="-14.169cm" svg:y="20.8cm" svg:viewBox="0 0 4612 253" svg:d="M4612 253h-4513c-55 0-99-45-99-101v-152">
          <text:p/>
        </draw:path>
        <draw:path draw:style-name="gr3" draw:text-style-name="P1" draw:layer="layout" svg:width="3.029cm" svg:height="3.029cm" svg:x="-5.748cm" svg:y="18.377cm" svg:viewBox="0 0 3030 3030" svg:d="M1514 0h1c279 0 516 64 758 203 241 139 415 313 554 554 139 242 203 479 203 758s-64 516-203 757c-139 242-313 416-554 555-242 139-479 203-758 203s-516-64-757-203c-242-139-416-313-555-555-139-241-203-478-203-757s64-516 203-758c139-241 313-415 555-554 241-139 477-203 756-203z">
          <text:p/>
        </draw:path>
        <draw:path draw:style-name="gr1" draw:text-style-name="P1" draw:layer="layout" svg:width="0.5cm" svg:height="0.499cm" svg:x="-9.719cm" svg:y="19.702cm" svg:viewBox="0 0 501 500" svg:d="M251 0h-1c47 0 86 10 126 33 40 24 68 52 91 92s34 79 34 125-11 85-34 125-51 68-91 92c-40 23-79 33-125 33-47 0-86-10-126-33-40-24-68-52-91-92s-34-79-34-125 11-85 34-125 51-68 91-92c40-23 79-33 125-33z">
          <text:p/>
        </draw:path>
        <draw:path draw:style-name="gr1" draw:text-style-name="P1" draw:layer="layout" svg:width="1.5cm" svg:height="0.009cm" svg:x="13.6cm" svg:y="7.75cm" svg:viewBox="0 0 1501 10" svg:d="M0 0c500 13 1001 13 1501 0">
          <text:p/>
        </draw:path>
        <draw:path draw:style-name="gr1" draw:text-style-name="P1" draw:layer="layout" svg:width="1.5cm" svg:height="0.007cm" svg:x="13.6cm" svg:y="8.043cm" svg:viewBox="0 0 1501 8" svg:d="M0 8c500-11 1001-11 1501 0">
          <text:p/>
        </draw:path>
        <draw:path draw:style-name="gr1" draw:text-style-name="P1" draw:layer="layout" svg:width="1.5cm" svg:height="0.009cm" svg:x="17.622cm" svg:y="7.75cm" svg:viewBox="0 0 1501 10" svg:d="M0 0c500 13 1001 13 1501 0">
          <text:p/>
        </draw:path>
        <draw:path draw:style-name="gr1" draw:text-style-name="P1" draw:layer="layout" svg:width="1.5cm" svg:height="0.007cm" svg:x="17.622cm" svg:y="8.043cm" svg:viewBox="0 0 1501 8" svg:d="M0 8c500-11 1001-11 1501 0">
          <text:p/>
        </draw:path>
        <draw:path draw:style-name="gr1" draw:text-style-name="P1" draw:layer="layout" svg:width="1.5cm" svg:height="0.009cm" svg:x="13.577cm" svg:y="12.449cm" svg:viewBox="0 0 1501 10" svg:d="M0 0c500 13 1001 13 1501 0">
          <text:p/>
        </draw:path>
        <draw:path draw:style-name="gr1" draw:text-style-name="P1" draw:layer="layout" svg:width="1.5cm" svg:height="0.007cm" svg:x="13.577cm" svg:y="12.742cm" svg:viewBox="0 0 1501 8" svg:d="M0 8c500-11 1001-11 1501 0">
          <text:p/>
        </draw:path>
        <draw:path draw:style-name="gr1" draw:text-style-name="P1" draw:layer="layout" svg:width="1.5cm" svg:height="0.009cm" svg:x="17.599cm" svg:y="12.449cm" svg:viewBox="0 0 1501 10" svg:d="M0 0c500 13 1001 13 1501 0">
          <text:p/>
        </draw:path>
        <draw:path draw:style-name="gr1" draw:text-style-name="P1" draw:layer="layout" svg:width="1.5cm" svg:height="0.007cm" svg:x="17.599cm" svg:y="12.742cm" svg:viewBox="0 0 1501 8" svg:d="M0 8c500-11 1001-11 1501 0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75cm" fo:margin-bottom="0cm" fo:margin-left="0cm" fo:margin-right="0cm" fo:page-width="60.96cm" fo:page-height="30.4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M0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8-01-01T18:30:50.534000000</dc:date>
    <meta:editing-duration>PT1H48M47S</meta:editing-duration>
    <meta:editing-cycles>3</meta:editing-cycles>
    <meta:generator>LibreOffice/5.2.0.4$Windows_x86 LibreOffice_project/066b007f5ebcc236395c7d282ba488bca6720265</meta:generator>
    <meta:print-date>2018-01-01T17:01:59.901000000</meta:print-date>
    <meta:document-statistic meta:object-count="35"/>
  </office:meta>
</office:document-meta>
</file>